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Noto Sans" svg:font-family="'Noto Sans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paragraph-rsid="0003ed57"/>
    </style:style>
    <style:style style:name="T1" style:family="text">
      <style:text-properties officeooo:rsid="0003ed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iscina</text:p>
      <text:p text:style-name="Standard"/>
      <text:p text:style-name="Standard">Debese desenvolver unha base de datos para levar o control das instalacions dun ximnasio e dos socios que asisten <text:s/>a el.</text:p>
      <text:p text:style-name="Standard"/>
      <text:p text:style-name="Standard">Das instalacions recollese o seu código de instalación e nome de instalacion..</text:p>
      <text:p text:style-name="Standard">Dos socios recollese un codigo, dni, nome e data de nacemento.</text:p>
      <text:p text:style-name="Standard">Dos cursos que se poden impartir no ximnasio recollese un codigo,nome,coste, e numero maximo de asistentes.</text:p>
      <text:p text:style-name="Standard">Dos cursos fanse edicions que se identifican a partir do codigo do curso engadindolle un numero de grupo. Tamen se recolle a data de inicio da edicion do curso.</text:p>
      <text:p text:style-name="Standard"/>
      <text:p text:style-name="Standard">Os socios poden matricularse en mais dunha edicion de curso , e nas <text:s/>edicions de cursos poden matricularse mais dun socio.</text:p>
      <text:p text:style-name="Standard"/>
      <text:p text:style-name="Standard">As edicions de cursos poden ocupar mais dunha <text:s/>instalacion <text:s/>e recollese informacion do dia da semana e hora de inicio de ocupación. Una mesma instalacion pode ser ocupada por distintas edicións de cursos.</text:p>
      <text:p text:style-name="P1">Hai dous tipos de <text:s/>abonos <text:s/>: individuais e familiares. A<text:span text:style-name="T1"> </text:span>os abonos individuais <text:s/>corresponde<text:span text:style-name="T1">lles</text:span> unha franxa de edade.</text:p>
      <text:p text:style-name="P1"><text:span text:style-name="T1">Os abonos individuais </text:span><text:s text:c="2"/>asignan<text:span text:style-name="T1">se</text:span> a un <text:span text:style-name="T1">unico socio </text:span><text:s text:c="2"/><text:span text:style-name="T1">,n</text:span>embargantes os abonos familares poden asignarse a varios socios , <text:span text:style-name="T1">evidentemente </text:span><text:s/>un mesmo socio pode disfrutar de varios abonos <text:span text:style-name="T1">(individuais ou familiares)</text:span>. </text:p>
      <text:p text:style-name="Standard"/>
      <text:p text:style-name="Standard">Levamos tamen rexistro das franxas de edade . Da franxa de edade recollese un codigo, edade inicial e edade final da franxa (fedadeini,fedadefin) , un plus que se paga por facer un curso en funcion de dita franxa de edade , <text:s/>e o prezo dun abono individual correspondente a dita franxa de edade.</text:p>
      <text:p text:style-name="Standard"><text:s/>Aos cursos correspondelles unhas franxas de edade , e unha mesma franxa de edade pode ser compartida por varios cursos .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Noto Sans" svg:font-family="'Noto Sans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letter-kerning="true" style:font-name-asian="Arial1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2-12T00:52:00</meta:creation-date>
    <dc:date>2024-12-03T10:07:08.332175746</dc:date>
    <meta:editing-duration>PT34M7S</meta:editing-duration>
    <meta:editing-cycles>6</meta:editing-cycles>
    <meta:generator>LibreOffice/7.4.5.1$Linux_X86_64 LibreOffice_project/40$Build-1</meta:generator>
    <meta:document-statistic meta:table-count="0" meta:image-count="0" meta:object-count="0" meta:page-count="1" meta:paragraph-count="12" meta:word-count="266" meta:character-count="1604" meta:non-whitespace-character-count="1335"/>
  </office:meta>
</office:document-meta>
</file>